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officeooo:rsid="00132f86" officeooo:paragraph-rsid="00132f86"/>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07048"/>
    </style:style>
    <style:style style:name="P6" style:family="paragraph" style:parent-style-name="Standard">
      <style:paragraph-properties fo:text-align="justify" style:justify-single-word="false"/>
      <style:text-properties fo:color="#0369a3" fo:font-weight="normal" officeooo:rsid="0016aaa8" officeooo:paragraph-rsid="0016aaa8" style:font-weight-asian="normal" style:font-weight-complex="normal"/>
    </style:style>
    <style:style style:name="P7" style:family="paragraph" style:parent-style-name="Standard">
      <style:paragraph-properties fo:text-align="justify" style:justify-single-word="false"/>
      <style:text-properties fo:color="#0369a3" fo:font-weight="normal" officeooo:rsid="001a96c4" officeooo:paragraph-rsid="001a96c4" style:font-weight-asian="normal" style:font-weight-complex="normal"/>
    </style:style>
    <style:style style:name="P8" style:family="paragraph" style:parent-style-name="Standard">
      <style:paragraph-properties fo:text-align="justify" style:justify-single-word="false"/>
      <style:text-properties officeooo:rsid="0017b2d2" officeooo:paragraph-rsid="0017b2d2"/>
    </style:style>
    <style:style style:name="P9" style:family="paragraph" style:parent-style-name="Standard">
      <style:paragraph-properties fo:text-align="justify" style:justify-single-word="false"/>
      <style:text-properties officeooo:rsid="001919fa" officeooo:paragraph-rsid="001919fa"/>
    </style:style>
    <style:style style:name="P10" style:family="paragraph" style:parent-style-name="Standard">
      <style:paragraph-properties fo:text-align="justify" style:justify-single-word="false"/>
      <style:text-properties officeooo:rsid="001919fa" officeooo:paragraph-rsid="00207048"/>
    </style:style>
    <style:style style:name="P11" style:family="paragraph" style:parent-style-name="Standard">
      <style:paragraph-properties fo:text-align="justify" style:justify-single-word="false"/>
      <style:text-properties officeooo:rsid="001a96c4" officeooo:paragraph-rsid="001a96c4"/>
    </style:style>
    <style:style style:name="P12" style:family="paragraph" style:parent-style-name="Standard">
      <style:paragraph-properties fo:text-align="justify" style:justify-single-word="false"/>
      <style:text-properties officeooo:rsid="001a9b78" officeooo:paragraph-rsid="001a9b78"/>
    </style:style>
    <style:style style:name="P13" style:family="paragraph" style:parent-style-name="Standard">
      <style:paragraph-properties fo:text-align="justify" style:justify-single-word="false"/>
      <style:text-properties officeooo:rsid="001f2ab4" officeooo:paragraph-rsid="001f2ab4"/>
    </style:style>
    <style:style style:name="P14" style:family="paragraph" style:parent-style-name="Standard">
      <style:paragraph-properties fo:text-align="justify" style:justify-single-word="false"/>
      <style:text-properties officeooo:rsid="001f2ab4" officeooo:paragraph-rsid="001faa73"/>
    </style:style>
    <style:style style:name="P15" style:family="paragraph" style:parent-style-name="Standard">
      <style:paragraph-properties fo:text-align="justify" style:justify-single-word="false"/>
      <style:text-properties officeooo:rsid="001f2ab4" officeooo:paragraph-rsid="00207048"/>
    </style:style>
    <style:style style:name="P16" style:family="paragraph" style:parent-style-name="Standard">
      <style:paragraph-properties fo:text-align="justify" style:justify-single-word="false"/>
      <style:text-properties officeooo:rsid="0021c6a9" officeooo:paragraph-rsid="0021c6a9"/>
    </style:style>
    <style:style style:name="P17" style:family="paragraph" style:parent-style-name="Standard">
      <style:paragraph-properties fo:text-align="justify" style:justify-single-word="false"/>
      <style:text-properties officeooo:rsid="0021c6a9" officeooo:paragraph-rsid="0024033c"/>
    </style:style>
    <style:style style:name="P18" style:family="paragraph" style:parent-style-name="Standard">
      <style:paragraph-properties fo:text-align="justify" style:justify-single-word="false"/>
      <style:text-properties officeooo:rsid="0021c6a9" officeooo:paragraph-rsid="002dd6d5"/>
    </style:style>
    <style:style style:name="P19" style:family="paragraph" style:parent-style-name="Standard">
      <style:paragraph-properties fo:text-align="justify" style:justify-single-word="false"/>
      <style:text-properties officeooo:rsid="0021c6a9" officeooo:paragraph-rsid="0037ed45"/>
    </style:style>
    <style:style style:name="P20" style:family="paragraph" style:parent-style-name="Standard">
      <style:paragraph-properties fo:text-align="justify" style:justify-single-word="false"/>
      <style:text-properties officeooo:rsid="0027fd0c" officeooo:paragraph-rsid="0027fd0c"/>
    </style:style>
    <style:style style:name="P21" style:family="paragraph" style:parent-style-name="Standard">
      <style:paragraph-properties fo:text-align="justify" style:justify-single-word="false"/>
      <style:text-properties officeooo:rsid="002dd6d5" officeooo:paragraph-rsid="002dd6d5"/>
    </style:style>
    <style:style style:name="P22" style:family="paragraph" style:parent-style-name="Standard">
      <style:paragraph-properties fo:text-align="justify" style:justify-single-word="false"/>
      <style:text-properties fo:color="#000000" fo:font-size="12pt" fo:font-weight="bold" officeooo:rsid="001a96c4" officeooo:paragraph-rsid="001a96c4" style:font-size-asian="12pt" style:font-weight-asian="bold" style:font-size-complex="12pt" style:font-weight-complex="bold"/>
    </style:style>
    <style:style style:name="P23"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132f86"/>
    </style:style>
    <style:style style:name="T4" style:family="text">
      <style:text-properties fo:language="en" fo:country="US" officeooo:rsid="0014c044"/>
    </style:style>
    <style:style style:name="T5" style:family="text">
      <style:text-properties fo:language="en" fo:country="US" officeooo:rsid="001a9b78"/>
    </style:style>
    <style:style style:name="T6" style:family="text">
      <style:text-properties fo:language="en" fo:country="US" officeooo:rsid="001c95d5"/>
    </style:style>
    <style:style style:name="T7" style:family="text">
      <style:text-properties fo:language="en" fo:country="US" officeooo:rsid="001d5b17"/>
    </style:style>
    <style:style style:name="T8" style:family="text">
      <style:text-properties fo:language="en" fo:country="US" officeooo:rsid="00390e41"/>
    </style:style>
    <style:style style:name="T9" style:family="text">
      <style:text-properties fo:language="en" fo:country="US" officeooo:rsid="003be5ba"/>
    </style:style>
    <style:style style:name="T10" style:family="text">
      <style:text-properties style:text-line-through-style="solid" style:text-line-through-type="single" fo:language="en" fo:country="US"/>
    </style:style>
    <style:style style:name="T11" style:family="text">
      <style:text-properties style:text-line-through-style="solid" style:text-line-through-type="single" fo:language="en" fo:country="US" fo:font-weight="bold" style:font-weight-asian="bold" style:font-weight-complex="bold"/>
    </style:style>
    <style:style style:name="T12" style:family="text">
      <style:text-properties fo:color="#000000" style:font-name="Calibri" fo:font-size="11pt" fo:language="en" fo:country="US" style:font-name-asian="Arial" style:font-size-asian="11pt" style:language-asian="ar" style:country-asian="SA" style:font-name-complex="Calibri1" style:font-size-complex="11pt" style:language-complex="nl" style:country-complex="BE"/>
    </style:style>
    <style:style style:name="T13" style:family="text">
      <style:text-properties fo:color="#000000" style:font-name="Calibri" fo:font-size="11pt" fo:language="en" fo:country="US" officeooo:rsid="001c95d5" style:font-name-asian="Arial" style:font-size-asian="11pt" style:language-asian="ar" style:country-asian="SA" style:font-name-complex="Calibri1" style:font-size-complex="11pt" style:language-complex="nl" style:country-complex="BE"/>
    </style:style>
    <style:style style:name="T14" style:family="text">
      <style:text-properties fo:color="#000000" style:font-name="Calibri" fo:font-size="11pt" fo:language="en" fo:country="US" officeooo:rsid="001faa73" style:font-name-asian="Arial" style:font-size-asian="11pt" style:language-asian="ar" style:country-asian="SA" style:font-name-complex="Calibri1" style:font-size-complex="11pt" style:language-complex="nl" style:country-complex="BE"/>
    </style:style>
    <style:style style:name="T15" style:family="text">
      <style:text-properties fo:color="#000000" style:font-name="Calibri" fo:font-size="11pt" fo:language="en" fo:country="US" officeooo:rsid="00207048" style:font-name-asian="Arial" style:font-size-asian="11pt" style:language-asian="ar" style:country-asian="SA" style:font-name-complex="Calibri1" style:font-size-complex="11pt" style:language-complex="nl" style:country-complex="BE"/>
    </style:style>
    <style:style style:name="T16" style:family="text">
      <style:text-properties fo:color="#000000" style:font-name="Calibri" fo:font-size="11pt" fo:language="en" fo:country="US" officeooo:rsid="00222265" style:font-name-asian="Arial" style:font-size-asian="11pt" style:language-asian="ar" style:country-asian="SA" style:font-name-complex="Calibri1" style:font-size-complex="11pt" style:language-complex="nl" style:country-complex="BE"/>
    </style:style>
    <style:style style:name="T17" style:family="text">
      <style:text-properties fo:color="#000000" style:font-name="Calibri" fo:font-size="11pt" fo:language="en" fo:country="US" officeooo:rsid="0024033c" style:font-name-asian="Arial" style:font-size-asian="11pt" style:language-asian="ar" style:country-asian="SA" style:font-name-complex="Calibri1" style:font-size-complex="11pt" style:language-complex="nl" style:country-complex="BE"/>
    </style:style>
    <style:style style:name="T18" style:family="text">
      <style:text-properties fo:color="#000000" style:font-name="Calibri" fo:font-size="11pt" fo:language="en" fo:country="US" officeooo:rsid="002500bc" style:font-name-asian="Arial" style:font-size-asian="11pt" style:language-asian="ar" style:country-asian="SA" style:font-name-complex="Calibri1" style:font-size-complex="11pt" style:language-complex="nl" style:country-complex="BE"/>
    </style:style>
    <style:style style:name="T19" style:family="text">
      <style:text-properties fo:color="#000000" style:font-name="Calibri" fo:font-size="11pt" fo:language="en" fo:country="US" officeooo:rsid="002dd6d5" style:font-name-asian="Arial" style:font-size-asian="11pt" style:language-asian="ar" style:country-asian="SA" style:font-name-complex="Calibri1" style:font-size-complex="11pt" style:language-complex="nl" style:country-complex="BE"/>
    </style:style>
    <style:style style:name="T20" style:family="text">
      <style:text-properties fo:color="#000000" style:font-name="Calibri" fo:font-size="11pt" fo:language="en" fo:country="US" officeooo:rsid="002f3a37" style:font-name-asian="Arial" style:font-size-asian="11pt" style:language-asian="ar" style:country-asian="SA" style:font-name-complex="Calibri1" style:font-size-complex="11pt" style:language-complex="nl" style:country-complex="BE"/>
    </style:style>
    <style:style style:name="T21" style:family="text">
      <style:text-properties fo:color="#000000" style:font-name="Calibri" fo:font-size="11pt" fo:language="en" fo:country="US" officeooo:rsid="00304d45" style:font-name-asian="Arial" style:font-size-asian="11pt" style:language-asian="ar" style:country-asian="SA" style:font-name-complex="Calibri1" style:font-size-complex="11pt" style:language-complex="nl" style:country-complex="BE"/>
    </style:style>
    <style:style style:name="T22" style:family="text">
      <style:text-properties fo:color="#000000" style:font-name="Calibri" fo:font-size="11pt" fo:language="en" fo:country="US" officeooo:rsid="00323b00" style:font-name-asian="Arial" style:font-size-asian="11pt" style:language-asian="ar" style:country-asian="SA" style:font-name-complex="Calibri1" style:font-size-complex="11pt" style:language-complex="nl" style:country-complex="BE"/>
    </style:style>
    <style:style style:name="T23" style:family="text">
      <style:text-properties fo:color="#000000" style:font-name="Calibri" fo:font-size="11pt" fo:language="en" fo:country="US" officeooo:rsid="00340a73" style:font-name-asian="Arial" style:font-size-asian="11pt" style:language-asian="ar" style:country-asian="SA" style:font-name-complex="Calibri1" style:font-size-complex="11pt" style:language-complex="nl" style:country-complex="BE"/>
    </style:style>
    <style:style style:name="T24" style:family="text">
      <style:text-properties fo:color="#000000" style:font-name="Calibri" fo:font-size="11pt" fo:language="en" fo:country="US" officeooo:rsid="0037ed45" style:font-name-asian="Arial" style:font-size-asian="11pt" style:language-asian="ar" style:country-asian="SA" style:font-name-complex="Calibri1" style:font-size-complex="11pt" style:language-complex="nl" style:country-complex="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L</text:span><text:span text:style-name="T1">ookup tables to help to retrieve information. </text:span><text:span text:style-name="T3">They give answers to questions like “who”, “where”, “how”.</text:span></text:p>
      <text:p text:style-name="P4"><text:span text:style-name="T1">Data table: customer and restaurant: </text:span><text:span text:style-name="T3">with</text:span><text:span text:style-name="T1"> plenty of information and attributes</text:span></text:p>
      <text:p text:style-name="P2"/>
      <text:p text:style-name="P4"><text:span text:style-name="T3">Upon loading the dataset files, </text:span><text:span text:style-name="T1">Power BI made wrong links automatically. We can’t blame </text:span><text:span text:style-name="T3">Power BI</text:span><text:span text:style-name="T1"> because </text:span><text:span text:style-name="T3">there is no proper naming convention applied for keys. </text:span><text:span text:style-name="T1">I am referring to the key name “ID”. </text:span><text:span text:style-name="T3">This key-name is used in several tables while it is not always representing the same value in each table. </text:span><text:span text:style-name="T1">This is a design or better a key naming flaw because it results in errors. </text:span></text:p>
      <text:p text:style-name="P6"><text:span text:style-name="T1">We solved this by deleting the automatically applied relations and applied them manually.</text:span></text:p>
      <text:p text:style-name="P7"><text:span text:style-name="T1">Some information is not in the </text:span><text:span text:style-name="T5">data set w</text:span><text:span text:style-name="T7">hich we </text:span><text:span text:style-name="T5">obtained</text:span><text:span text:style-name="T1">: </text:span></text:p>
      <text:p text:style-name="P7"><text:span text:style-name="T1"/></text:p>
      <text:p text:style-name="P22"><text:span text:style-name="T1">→</text:span><text:span text:style-name="T9"> you want to see the tables and their relationships?</text:span></text:p>
      <text:p text:style-name="P7"><text:span text:style-name="T1"/></text:p>
      <text:p text:style-name="P11"><text:span text:style-name="T1">Information: </text:span></text:p>
      <text:p text:style-name="P13"><text:span text:style-name="T1">dashboard number</text:span></text:p>
      <text:p text:style-name="P12"><text:span text:style-name="T1">→</text:span><text:span text:style-name="T6"> </text:span><text:span text:style-name="T1">totals of orders of restaurants</text:span></text:p>
      <text:p text:style-name="P9"><text:span text:style-name="T1">→</text:span><text:span text:style-name="T6"> </text:span><text:span text:style-name="T1">average meal price </text:span></text:p>
      <text:p text:style-name="P9"><text:span text:style-name="T1"/></text:p>
      <text:p text:style-name="P14"><text:span text:style-name="T12">dashboard number</text:span></text:p>
      <text:p text:style-name="P9"><text:span text:style-name="T12">→</text:span><text:span text:style-name="T13"> </text:span><text:span text:style-name="T12">Turnover by restaurant</text:span></text:p>
      <text:p text:style-name="P9"><text:span text:style-name="T12">→</text:span><text:span text:style-name="T14"> number of customers and number of orders</text:span></text:p>
      <text:p text:style-name="P15"><text:span text:style-name="T12"/></text:p>
      <text:p text:style-name="P15"><text:span text:style-name="T12">dashboard number</text:span></text:p>
      <text:p text:style-name="P10"><text:span text:style-name="T12">→</text:span><text:span text:style-name="T13"> </text:span><text:span text:style-name="T12">Turnover by restaurant</text:span></text:p>
      <text:p text:style-name="P10"><text:span text:style-name="T12">→</text:span><text:span text:style-name="T14"> </text:span><text:span text:style-name="T12">Turnover by restaurant </text:span><text:span text:style-name="T15">by location </text:span><text:span text:style-name="T17">(New York or San Francisco)</text:span></text:p>
      <text:p text:style-name="P10"><text:span text:style-name="T14"/></text:p>
      <text:p text:style-name="P20"><text:span text:style-name="T12">dashboard:</text:span></text:p>
      <text:p text:style-name="P20"><text:span text:style-name="T12">- the average amount of order by restaurants</text:span></text:p>
      <text:p text:style-name="P20"><text:span text:style-name="T12"/></text:p>
      <text:p text:style-name="P21"><text:span text:style-name="T12">dashboard:</text:span></text:p>
      <text:p text:style-name="P21"><text:span text:style-name="T12">- most orders during the day</text:span></text:p>
      <text:p text:style-name="P20"><text:span text:style-name="T12"/></text:p>
      <text:p text:style-name="P16"><text:soft-page-break/><text:span text:style-name="T14">T</text:span><text:span text:style-name="T12">his information answers question like: </text:span></text:p>
      <text:p text:style-name="P16"><text:span text:style-name="T12">- </text:span><text:span text:style-name="T16">which restaurants sell more</text:span></text:p>
      <text:p text:style-name="P16"><text:span text:style-name="T16">- what is the average price of a meal</text:span></text:p>
      <text:p text:style-name="P16"><text:span text:style-name="T16"/></text:p>
      <text:p text:style-name="P16"><text:span text:style-name="T16"/></text:p>
      <text:p text:style-name="P16"><text:span text:style-name="T16"/></text:p>
      <text:p text:style-name="P17"><text:span text:style-name="T16">- </text:span><text:span text:style-name="T17">for who?</text:span></text:p>
      <text:p text:style-name="P17"><text:span text:style-name="T17"><text:tab/>→ who wants to make use of this information: restaurants that want to <text:tab/>compare themselves to others: bench-marking</text:span></text:p>
      <text:p text:style-name="P17"><text:span text:style-name="T17"><text:tab/>→ people that want to start a restaurant and they want to know which dish <text:tab/>is mostly asked. </text:span><text:span text:style-name="T23">The price,..</text:span></text:p>
      <text:p text:style-name="P17"><text:span text:style-name="T18"><text:tab/>→ clients that want to </text:span><text:span text:style-name="T23">k</text:span><text:span text:style-name="T18">now what food can be found in which street, <text:tab/></text:span><text:span text:style-name="T21">neighborhood</text:span></text:p>
      <text:p text:style-name="P17"><text:span text:style-name="T18"/></text:p>
      <text:p text:style-name="P17"><text:span text:style-name="T18">- </text:span><text:span text:style-name="T19">what?</text:span></text:p>
      <text:p text:style-name="P17"><text:span text:style-name="T19"><text:tab/>→ financial information</text:span></text:p>
      <text:p text:style-name="P17"><text:span text:style-name="T19"><text:tab/>→ types of dishes that are most ordered</text:span></text:p>
      <text:p text:style-name="P17"><text:span text:style-name="T19"><text:tab/>→</text:span><text:span text:style-name="T20"> time related information: when are the most orders placed</text:span></text:p>
      <text:p text:style-name="P17"><text:span text:style-name="T19"><text:tab/>→ geographically related information </text:span></text:p>
      <text:p text:style-name="P18"><text:span text:style-name="T19"><text:tab/><text:tab/>A</text:span><text:span text:style-name="T17">nd in which </text:span><text:span text:style-name="T22">neighborhood</text:span><text:span text:style-name="T17"> </text:span><text:span text:style-name="T22">successful</text:span><text:span text:style-name="T17"> restaurants are <text:tab/>localized. <text:s/><text:tab/><text:tab/>We could not go further on the displaying of </text:span><text:span text:style-name="T22">successful</text:span><text:span text:style-name="T17"> <text:tab/><text:tab/><text:tab/><text:tab/>restaurants in </text:span><text:span text:style-name="T22">neighborhoods.</text:span><text:span text:style-name="T17"> </text:span><text:span text:style-name="T18">Because we didn’t find a way to <text:tab/><text:tab/><text:tab/>display those restaurants on a map.</text:span></text:p>
      <text:p text:style-name="P19"><text:span text:style-name="T16">→</text:span><text:span text:style-name="T24"> end remark: </text:span></text:p>
      <text:p text:style-name="P19"><text:span text:style-name="T24"><text:tab/>with the available time we tried to retrieve as much information from the <text:tab/>data sets thanks to Power BI</text:span></text:p>
      <text:p text:style-name="P5"><text:span text:style-name="T1"/></text:p>
      <text:p text:style-name="P3"><text:span text:style-name="T1">We didn’t app</text:span><text:span text:style-name="T4">ly new </text:span><text:span text:style-name="T8">key</text:span><text:span text:style-name="T4"> names because this gave errors in DAX formulas. </text:span></text:p>
      <text:p text:style-name="Standard"><text:span text:style-name="T2">ID</text:span><text:span text:style-name="T1"> in order_item, ordertables, allergy and customer are the same numbers; </text:span><text:span text:style-name="T11">ID</text:span><text:span text:style-name="T10"> in the allergy_customer table is called customer_ID but is linked to the same “</text:span><text:span text:style-name="T11">ID</text:span><text:span text:style-name="T10">” in customer</text:span></text:p>
      <text:p text:style-name="Standard"><text:span text:style-name="T1">Wrong link made by power BI. The ID in the restaurant table is linked to ‘ID’ in the customer table which is not correct. </text:span></text:p>
      <text:p text:style-name="Standard"><text:span text:style-name="T2">Wrong link to ID from customer table with the same ID in the tables: order, order_item, ordertables, restaurant and allergy</text:span></text:p>
      <text:p text:style-name="Standard"><text:soft-page-break/><text:span text:style-name="T1">There is an issue with ‘ID’ in the table restaurant? Power BI links it to ID in Customer. This is not correct. ID in restaurant table is the primary key to be able to distinguish each restaurant. Do you agree?</text:span></text:p>
      <text:p text:style-name="Standard"><text:span text:style-name="T1">We applied a name convention for the keys and gave them the name of the table with postfix “ID”. Like ORDER_ID instead of ID.</text:span></text:p>
      <text:p text:style-name="Standard"><text:span text:style-name="T1">In the table order Power BI also links customer table to order table via ID while it contains not the same value in both tables. </text:span></text:p>
      <text:p text:style-name="Standard"><text:span text:style-name="T1">ID in allergy is correctly used. </text:span></text:p>
      <text:p text:style-name="Standard"><text:span text:style-name="T1">In customer is ID een primary key en in de andere tabellen een foreign key</text:span></text:p>
      <text:p text:style-name="P1"/>
      <text:p text:style-name="P1"/>
      <text:p text:style-name="Standard"><text:span text:style-name="T1">Information which is to be retrieved. </text:span></text:p>
      <text:p text:style-name="Standard"><text:span text:style-name="T1">Sdf</text:span></text:p>
      <text:p text:style-name="Standard"><text:span text:style-name="T1">-&gt; look up and data tables. But also linking tables. I mean tables that exist because they link 2 or more tables together. Like from example Allergy_customer table</text:span></text:p>
      <text:p text:style-name="Standard"><text:span text:style-name="T1">-&gt; Ranking from best selling dish per restaurant . Restaurant selling most and with highest turnover and the most profitable</text:span></text:p>
      <text:p text:style-name="Standard"><text:span text:style-name="T1">-&gt; ordertables(price) * order_item(amount)</text:span></text:p>
      <text:p text:style-name="Standard"><text:span text:style-name="T1">-&gt;sfsfd</text:span></text:p>
      <text:p text:style-name="Standard"><text:span text:style-name="T1">-&gt;dfsds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B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Schellinck</meta:initial-creator>
    <meta:editing-cycles>37</meta:editing-cycles>
    <meta:creation-date>2020-10-13T07:26:00</meta:creation-date>
    <dc:date>2020-10-14T16:54:19.319326753</dc:date>
    <meta:editing-duration>PT5H1S</meta:editing-duration>
    <meta:generator>LibreOffice/6.0.7.3$Linux_X86_64 LibreOffice_project/00m0$Build-3</meta:generator>
    <meta:document-statistic meta:table-count="0" meta:image-count="0" meta:object-count="0" meta:page-count="3" meta:paragraph-count="51" meta:word-count="603" meta:character-count="3501" meta:non-whitespace-character-count="2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